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8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ext-properties fo:color="#e6e6e6"/>
    </style:style>
    <style:style style:name="ce4" style:family="table-cell" style:parent-style-name="Default" style:data-style-name="N41">
      <style:table-cell-properties style:vertical-align="top"/>
      <style:text-properties fo:color="#e6e6e6"/>
    </style:style>
    <style:style style:name="ce5" style:family="table-cell" style:parent-style-name="Default">
      <style:text-properties fo:color="#e6e6e6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8"/>
        <table:table-column table:style-name="co1" table:number-columns-repeated="8" table:default-cell-style-name="Default"/>
        <table:table-row table:style-name="ro1">
          <table:table-cell table:style-name="ce3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style-name="ce3" office:value-type="time" office:time-value="PT00H00M00S">
            <text:p>00:00:00</text:p>
          </table:table-cell>
          <table:table-cell office:value-type="string">
            <text:p>Intro</text:p>
          </table:table-cell>
          <table:table-cell office:value-type="string">
            <text:p>Synopsis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table:style-name="ce3"/>
          <table:table-cell table:number-columns-repeated="4"/>
          <table:table-cell table:style-name="ce11"/>
          <table:table-cell table:number-columns-repeated="3"/>
          <table:table-cell office:value-type="float" office:value="0.6">
            <text:p>0.6</text:p>
          </table:table-cell>
        </table:table-row>
        <table:table-row table:style-name="ro1">
          <table:table-cell table:style-name="ce3" office:value-type="time" office:time-value="PT00H00M30S">
            <text:p>00:00:30</text:p>
          </table:table-cell>
          <table:table-cell office:value-type="string">
            <text:p>Getting started</text:p>
          </table:table-cell>
          <table:table-cell office:value-type="string">
            <text:p>man scroll/search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time" office:time-value="PT00H01M00S">
            <text:p>00:01:00</text:p>
          </table:table-cell>
          <table:table-cell/>
          <table:table-cell office:value-type="string">
            <text:p>man -k</text:p>
          </table:table-cell>
          <table:table-cell table:number-columns-repeated="6"/>
          <table:table-cell office:value-type="float" office:value="1.6">
            <text:p>1.6</text:p>
          </table:table-cell>
        </table:table-row>
        <table:table-row table:style-name="ro1">
          <table:table-cell table:style-name="ce3" office:value-type="time" office:time-value="PT00H01M30S">
            <text:p>00:01:30</text:p>
          </table:table-cell>
          <table:table-cell/>
          <table:table-cell office:value-type="string">
            <text:p>history: show, search, execute</text:p>
          </table:table-cell>
          <table:table-cell table:number-columns-repeated="6"/>
          <table:table-cell office:value-type="float" office:value="2.5">
            <text:p>2.5</text:p>
          </table:table-cell>
        </table:table-row>
        <table:table-row table:style-name="ro1">
          <table:table-cell table:style-name="ce3" office:value-type="time" office:time-value="PT00H02M00S">
            <text:p>00:02:00</text:p>
          </table:table-cell>
          <table:table-cell/>
          <table:table-cell office:value-type="string">
            <text:p>keyboard shortcuts: exit, clear, start/end, *word modifcation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number-columns-repeated="3"/>
          <table:table-cell office:value-type="float" office:value="6.5">
            <text:p>6.5</text:p>
          </table:table-cell>
        </table:table-row>
        <table:table-row table:style-name="ro1">
          <table:table-cell table:style-name="ce3" office:value-type="time" office:time-value="PT00H02M30S">
            <text:p>00:02:30</text:p>
          </table:table-cell>
          <table:table-cell office:value-type="string">
            <text:p>Shell environment</text:p>
          </table:table-cell>
          <table:table-cell office:value-type="string">
            <text:p>~/.bashrc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3M00S">
            <text:p>00:03:00</text:p>
          </table:table-cell>
          <table:table-cell/>
          <table:table-cell office:value-type="string">
            <text:p>prompt customisation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3M30S">
            <text:p>00:03:30</text:p>
          </table:table-cell>
          <table:table-cell/>
          <table:table-cell office:value-type="string">
            <text:p>aliases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4M00S">
            <text:p>00:04:00</text:p>
          </table:table-cell>
          <table:table-cell/>
          <table:table-cell office:value-type="string">
            <text:p>functions (show with type)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4M30S">
            <text:p>00:04:30</text:p>
          </table:table-cell>
          <table:table-cell/>
          <table:table-cell office:value-type="string">
            <text:p>variables, e.g. $EDITOR</text:p>
          </table:table-cell>
          <table:table-cell table:number-columns-repeated="7"/>
        </table:table-row>
        <table:table-row table:style-name="ro1">
          <table:table-cell table:style-name="ce4" office:value-type="time" office:time-value="PT00H05M00S">
            <text:p>00:05:00</text:p>
          </table:table-cell>
          <table:table-cell table:style-name="Default"/>
          <table:table-cell office:value-type="string">
            <text:p>~/bin, $PATH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05M30S">
            <text:p>00:05:30</text:p>
          </table:table-cell>
          <table:table-cell table:style-name="ce9" office:value-type="string">
            <text:p>Dir display</text:p>
          </table:table-cell>
          <table:table-cell office:value-type="string">
            <text:p>pwd, cd, ls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6M00S">
            <text:p>00:06:00</text:p>
          </table:table-cell>
          <table:table-cell/>
          <table:table-cell office:value-type="string">
            <text:p>file globbing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6M30S">
            <text:p>00:06:30</text:p>
          </table:table-cell>
          <table:table-cell/>
          <table:table-cell office:value-type="string">
            <text:p>ls -R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7M00S">
            <text:p>00:07:00</text:p>
          </table:table-cell>
          <table:table-cell/>
          <table:table-cell office:value-type="string">
            <text:p>tree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7M30S">
            <text:p>00:07:30</text:p>
          </table:table-cell>
          <table:table-cell/>
          <table:table-cell office:value-type="string">
            <text:p>man hier (file system layout)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8M00S">
            <text:p>00:08:00</text:p>
          </table:table-cell>
          <table:table-cell/>
          <table:table-cell office:value-type="string">
            <text:p>/Volumes see: OSX page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08M30S">
            <text:p>00:08:30</text:p>
          </table:table-cell>
          <table:table-cell office:value-type="string">
            <text:p>File display</text:p>
          </table:table-cell>
          <table:table-cell office:value-type="string">
            <text:p>cat / less (syntax highlight)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style-name="ce3" office:value-type="time" office:time-value="PT00H09M00S">
            <text:p>00:09:00</text:p>
          </table:table-cell>
          <table:table-cell/>
          <table:table-cell office:value-type="string">
            <text:p>df / du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09M30S">
            <text:p>00:09:30</text:p>
          </table:table-cell>
          <table:table-cell/>
          <table:table-cell office:value-type="string">
            <text:p>wc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0M00S">
            <text:p>00:10:00</text:p>
          </table:table-cell>
          <table:table-cell/>
          <table:table-cell office:value-type="string">
            <text:p>head / tail</text:p>
          </table:table-cell>
          <table:table-cell/>
          <table:table-cell office:value-type="string">
            <text:p>(render escape chars)</text:p>
          </table:table-cell>
          <table:table-cell table:number-columns-repeated="5"/>
        </table:table-row>
        <table:table-row table:style-name="ro1">
          <table:table-cell table:style-name="ce3" office:value-type="time" office:time-value="PT00H10M30S">
            <text:p>00:10:30</text:p>
          </table:table-cell>
          <table:table-cell/>
          <table:table-cell office:value-type="string">
            <text:p>open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1M00S">
            <text:p>00:11:00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11M30S">
            <text:p>00:11:30</text:p>
          </table:table-cell>
          <table:table-cell table:style-name="ce9" office:value-type="string">
            <text:p>File search</text:p>
          </table:table-cell>
          <table:table-cell office:value-type="string">
            <text:p>find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3" office:value-type="time" office:time-value="PT00H12M00S">
            <text:p>00:12:00</text:p>
          </table:table-cell>
          <table:table-cell table:number-columns-repeated="9"/>
        </table:table-row>
        <table:table-row table:style-name="ro1">
          <table:table-cell table:style-name="ce3" office:value-type="time" office:time-value="PT00H12M30S">
            <text:p>00:12:30</text:p>
          </table:table-cell>
          <table:table-cell/>
          <table:table-cell office:value-type="string">
            <text:p>locate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3M00S">
            <text:p>00:13:00</text:p>
          </table:table-cell>
          <table:table-cell table:number-columns-repeated="9"/>
        </table:table-row>
        <table:table-row table:style-name="ro1">
          <table:table-cell table:style-name="ce3" office:value-type="time" office:time-value="PT00H13M30S">
            <text:p>00:13:30</text:p>
          </table:table-cell>
          <table:table-cell/>
          <table:table-cell office:value-type="string">
            <text:p>mdfind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14M00S">
            <text:p>00:14:00</text:p>
          </table:table-cell>
          <table:table-cell office:value-type="string">
            <text:p>File modification</text:p>
          </table:table-cell>
          <table:table-cell office:value-type="string">
            <text:p>cp *-dt-*-nt-~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4M30S">
            <text:p>00:14:30</text:p>
          </table:table-cell>
          <table:table-cell/>
          <table:table-cell office:value-type="string">
            <text:p>cp foo.{txt,md}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5M00S">
            <text:p>00:15:00</text:p>
          </table:table-cell>
          <table:table-cell/>
          <table:table-cell office:value-type="string">
            <text:p>ln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5M30S">
            <text:p>00:15:30</text:p>
          </table:table-cell>
          <table:table-cell/>
          <table:table-cell office:value-type="string">
            <text:p>chown (permissions)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6M00S">
            <text:p>00:16:00</text:p>
          </table:table-cell>
          <table:table-cell/>
          <table:table-cell office:value-type="string">
            <text:p>chmod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6M30S">
            <text:p>00:16:30</text:p>
          </table:table-cell>
          <table:table-cell/>
          <table:table-cell office:value-type="string">
            <text:p>touch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7M00S">
            <text:p>00:17:00</text:p>
          </table:table-cell>
          <table:table-cell/>
          <table:table-cell office:value-type="string">
            <text:p>tar / gzi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7M30S">
            <text:p>00:17:30</text:p>
          </table:table-cell>
          <table:table-cell table:number-columns-repeated="4"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number-columns-repeated="4"/>
        </table:table-row>
        <table:table-row table:style-name="ro2">
          <table:table-cell table:style-name="ce3" office:value-type="time" office:time-value="PT00H18M00S">
            <text:p>00:18:00</text:p>
          </table:table-cell>
          <table:table-cell table:style-name="ce9" office:value-type="string">
            <text:p>Text processing</text:p>
          </table:table-cell>
          <table:table-cell office:value-type="string">
            <text:p>grep / ack (Basic regex)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18M30S">
            <text:p>00:18:30</text:p>
          </table:table-cell>
          <table:table-cell/>
          <table:table-cell office:value-type="string">
            <text:p>STDOUT/STDIN/STDERR → redirection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19M00S">
            <text:p>00:19:00</text:p>
          </table:table-cell>
          <table:table-cell/>
          <table:table-cell office:value-type="string">
            <text:p>awk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19M30S">
            <text:p>00:19:30</text:p>
          </table:table-cell>
          <table:table-cell/>
          <table:table-cell office:value-type="string">
            <text:p>xargs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20M00S">
            <text:p>00:20:00</text:p>
          </table:table-cell>
          <table:table-cell/>
          <table:table-cell office:value-type="string">
            <text:p>cmp / diff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0M30S">
            <text:p>00:20:30</text:p>
          </table:table-cell>
          <table:table-cell/>
          <table:table-cell office:value-type="string">
            <text:p>cut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21M00S">
            <text:p>00:21:00</text:p>
          </table:table-cell>
          <table:table-cell/>
          <table:table-cell office:value-type="string">
            <text:p>sort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1M30S">
            <text:p>00:21:30</text:p>
          </table:table-cell>
          <table:table-cell/>
          <table:table-cell office:value-type="string">
            <text:p>uniq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2M00S">
            <text:p>00:22:00</text:p>
          </table:table-cell>
          <table:table-cell table:style-name="Default"/>
          <table:table-cell office:value-type="string">
            <text:p>sed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22M30S">
            <text:p>00:22:30</text:p>
          </table:table-cell>
          <table:table-cell table:style-name="Default"/>
          <table:table-cell office:value-type="string">
            <text:p>for/while loop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2"/>
          <table:table-cell table:number-columns-repeated="3"/>
        </table:table-row>
        <table:table-row table:style-name="ro2">
          <table:table-cell table:style-name="ce3" office:value-type="time" office:time-value="PT00H23M00S">
            <text:p>00:23:00</text:p>
          </table:table-cell>
          <table:table-cell table:style-name="ce9" office:value-type="string">
            <text:p>Processes</text:p>
          </table:table-cell>
          <table:table-cell office:value-type="string">
            <text:p>ps / pstree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23M30S">
            <text:p>00:23:30</text:p>
          </table:table-cell>
          <table:table-cell/>
          <table:table-cell office:value-type="string">
            <text:p>top / htop / activity monitor</text:p>
          </table:table-cell>
          <table:table-cell table:number-columns-repeated="3"/>
          <table:table-cell table:style-name="ce12"/>
          <table:table-cell table:number-columns-repeated="3"/>
        </table:table-row>
        <table:table-row table:style-name="ro1">
          <table:table-cell table:style-name="ce3" office:value-type="time" office:time-value="PT00H24M00S">
            <text:p>00:24:00</text:p>
          </table:table-cell>
          <table:table-cell/>
          <table:table-cell office:value-type="string">
            <text:p>job control: bg, fg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4M30S">
            <text:p>00:24:30</text:p>
          </table:table-cell>
          <table:table-cell/>
          <table:table-cell office:value-type="string">
            <text:p>kill / killall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5M00S">
            <text:p>00:25:00</text:p>
          </table:table-cell>
          <table:table-cell/>
          <table:table-cell office:value-type="string">
            <text:p>nohu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5M30S">
            <text:p>00:25:30</text:p>
          </table:table-cell>
          <table:table-cell/>
          <table:table-cell office:value-type="string">
            <text:p>at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6M00S">
            <text:p>00:26:00</text:p>
          </table:table-cell>
          <table:table-cell/>
          <table:table-cell office:value-type="string">
            <text:p>cron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6M30S">
            <text:p>00:26:30</text:p>
          </table:table-cell>
          <table:table-cell/>
          <table:table-cell office:value-type="string">
            <text:p>cron format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7M00S">
            <text:p>00:27:00</text:p>
          </table:table-cell>
          <table:table-cell/>
          <table:table-cell office:value-type="string">
            <text:p>Deamon processes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7M30S">
            <text:p>00:27:30</text:p>
          </table:table-cell>
          <table:table-cell/>
          <table:table-cell office:value-type="string">
            <text:p>init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8M00S">
            <text:p>00:28:00</text:p>
          </table:table-cell>
          <table:table-cell/>
          <table:table-cell office:value-type="string">
            <text:p>OSX launchctl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8M30S">
            <text:p>00:28:30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29M00S">
            <text:p>00:29:00</text:p>
          </table:table-cell>
          <table:table-cell table:style-name="ce9" office:value-type="string">
            <text:p>Networking</text:p>
          </table:table-cell>
          <table:table-cell office:value-type="string">
            <text:p>ft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29M30S">
            <text:p>00:29:30</text:p>
          </table:table-cell>
          <table:table-cell/>
          <table:table-cell office:value-type="string">
            <text:p>curl / wget / httrack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0M00S">
            <text:p>00:30:00</text:p>
          </table:table-cell>
          <table:table-cell/>
          <table:table-cell office:value-type="string">
            <text:p>ssh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0M30S">
            <text:p>00:30:30</text:p>
          </table:table-cell>
          <table:table-cell/>
          <table:table-cell office:value-type="string">
            <text:p>sc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1M00S">
            <text:p>00:31:00</text:p>
          </table:table-cell>
          <table:table-cell/>
          <table:table-cell office:value-type="string">
            <text:p>SSH config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1M30S">
            <text:p>00:31:30</text:p>
          </table:table-cell>
          <table:table-cell/>
          <table:table-cell office:value-type="string">
            <text:p>lsof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2M00S">
            <text:p>00:32:00</text:p>
          </table:table-cell>
          <table:table-cell/>
          <table:table-cell office:value-type="string">
            <text:p>ifconfig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32M30S">
            <text:p>00:32:30</text:p>
          </table:table-cell>
          <table:table-cell table:style-name="ce9" office:value-type="string">
            <text:p>Package management</text:p>
          </table:table-cell>
          <table:table-cell office:value-type="string">
            <text:p>install home brew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3M00S">
            <text:p>00:33:00</text:p>
          </table:table-cell>
          <table:table-cell/>
          <table:table-cell office:value-type="string">
            <text:p>find ap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3M30S">
            <text:p>00:33:30</text:p>
          </table:table-cell>
          <table:table-cell/>
          <table:table-cell office:value-type="string">
            <text:p>install ap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4M00S">
            <text:p>00:34:00</text:p>
          </table:table-cell>
          <table:table-cell/>
          <table:table-cell office:value-type="string">
            <text:p>boot config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4M30S">
            <text:p>00:34:30</text:p>
          </table:table-cell>
          <table:table-cell/>
          <table:table-cell office:value-type="string">
            <text:p>taps/custom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5M00S">
            <text:p>00:35:00</text:p>
          </table:table-cell>
          <table:table-cell/>
          <table:table-cell office:value-type="string">
            <text:p>xcode-select -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5M30S">
            <text:p>00:35:30</text:p>
          </table:table-cell>
          <table:table-cell/>
          <table:table-cell office:value-type="string">
            <text:p>xcode-select --install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6M00S">
            <text:p>00:36:00</text:p>
          </table:table-cell>
          <table:table-cell/>
          <table:table-cell office:value-type="string">
            <text:p>remove ap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6M30S">
            <text:p>00:36:30</text:p>
          </table:table-cell>
          <table:table-cell/>
          <table:table-cell office:value-type="string">
            <text:p>ruby/prog lang env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7M00S">
            <text:p>00:37:00</text:p>
          </table:table-cell>
          <table:table-cell table:number-columns-repeated="9"/>
        </table:table-row>
        <table:table-row table:style-name="ro1">
          <table:table-cell table:style-name="ce3" office:value-type="time" office:time-value="PT00H37M30S">
            <text:p>00:37:30</text:p>
          </table:table-cell>
          <table:table-cell table:number-columns-repeated="9"/>
        </table:table-row>
        <table:table-row table:style-name="ro1">
          <table:table-cell table:style-name="ce3" office:value-type="time" office:time-value="PT00H38M00S">
            <text:p>00:38:00</text:p>
          </table:table-cell>
          <table:table-cell table:number-columns-repeated="9"/>
        </table:table-row>
        <table:table-row table:style-name="ro1">
          <table:table-cell table:style-name="ce3" office:value-type="time" office:time-value="PT00H38M30S">
            <text:p>00:38:30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39M00S">
            <text:p>00:39:00</text:p>
          </table:table-cell>
          <table:table-cell office:value-type="string">
            <text:p>Outro</text:p>
          </table:table-cell>
          <table:table-cell office:value-type="string">
            <text:p>Recap</text:p>
          </table:table-cell>
          <table:table-cell table:number-columns-repeated="7"/>
        </table:table-row>
        <table:table-row table:style-name="ro1">
          <table:table-cell table:style-name="ce3" office:value-type="time" office:time-value="PT00H39M30S">
            <text:p>00:39:30</text:p>
          </table:table-cell>
          <table:table-cell/>
          <table:table-cell office:value-type="string">
            <text:p>Further reading</text:p>
          </table:table-cell>
          <table:table-cell table:number-columns-repeated="7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3" office:value-type="time" office:time-value="PT00H40M00S">
            <text:p>00:40:00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style-name="ce3"/>
          <table:table-cell table:number-columns-repeated="9"/>
        </table:table-row>
        <table:table-row table:style-name="ro1" table:number-rows-repeated="10484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number-columns-repeated="1024" table:default-cell-style-name="ce6"/>
        <table:table-row table:style-name="ro1">
          <table:table-cell table:number-columns-repeated="1024"/>
        </table:table-row>
        <table:table-row table:style-name="ro1">
          <table:table-cell office:value-type="string">
            <text:p>Capture</text:p>
          </table:table-cell>
          <table:table-cell table:formula="of:= 40 * 2 * (1 + 5) / 40 / 4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Edit</text:p>
          </table:table-cell>
          <table:table-cell table:style-name="ce7" table:formula="of:= (40 * 2 * 5) / 40 / 4" office:value-type="float" office:value="2.5">
            <text:p>2.5</text:p>
          </table:table-cell>
          <table:table-cell table:number-columns-repeated="1022"/>
        </table:table-row>
        <table:table-row table:style-name="ro2">
          <table:table-cell office:value-type="string">
            <text:p>Readme</text:p>
          </table:table-cell>
          <table:table-cell table:style-name="ce7" table:formula="of:=  4 / 4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Lander</text:p>
          </table:table-cell>
          <table:table-cell table:style-name="ce7" table:formula="of:=  4 / 4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d campaign</text:p>
          </table:table-cell>
          <table:table-cell table:style-name="ce7" table:formula="of:=  4 / 4"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table:formula="of:=SUM([.B2:.B6])" office:value-type="float" office:value="8.5">
            <text:p>8.5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6/11/2015</text:date>, <text:time>17:5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mcd</meta:initial-creator>
    <meta:creation-date>2015-10-19T10:57:26</meta:creation-date>
    <dc:date>2015-11-06T17:57:47</dc:date>
    <dc:creator>k mcd</dc:creator>
    <meta:editing-duration>P1DT23H1M24S</meta:editing-duration>
    <meta:editing-cycles>52</meta:editing-cycles>
    <meta:generator>OpenOffice.org/3.3$Unix OpenOffice.org_project/330m20$Build-9567</meta:generator>
    <meta:document-statistic meta:table-count="3" meta:cell-count="182" meta:object-count="0"/>
  </office:meta>
</office:document-meta>
</file>